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ce style:name="F" svg:font-family=""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28in"/>
    </style:style>
    <style:style style:name="co2" style:family="table-column">
      <style:table-column-properties fo:break-before="auto" style:column-width="3.3654in"/>
    </style:style>
    <style:style style:name="co3" style:family="table-column">
      <style:table-column-properties fo:break-before="auto" style:column-width="0.8925in"/>
    </style:style>
    <style:style style:name="ro1" style:family="table-row">
      <style:table-row-properties style:row-height="0.2138in" fo:break-before="auto" style:use-optimal-row-height="true"/>
    </style:style>
    <style:style style:name="ro2" style:family="table-row">
      <style:table-row-properties style:row-height="0.1807in" fo:break-before="auto" style:use-optimal-row-height="true"/>
    </style:style>
    <style:style style:name="ro3" style:family="table-row">
      <style:table-row-properties style:row-height="0.1689in" fo:break-before="auto" style:use-optimal-row-height="true"/>
    </style:style>
    <style:style style:name="ro4" style:family="table-row">
      <style:table-row-properties style:row-height="0.1638in" fo:break-before="auto" style:use-optimal-row-height="true"/>
    </style:style>
    <style:style style:name="ro5" style:family="table-row">
      <style:table-row-properties style:row-height="0.302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font-name="Helvetica" fo:font-size="13pt" fo:language="en" fo:country="US" fo:font-style="normal" fo:text-shadow="none" style:text-underline-style="none" fo:font-weight="normal" style:text-underline-mode="continuous" style:text-overline-mode="continuous" style:text-line-through-mode="continuous" style:font-name-asian="Helvetica" style:font-size-asian="13pt" style:language-asian="en" style:country-asian="US" style:font-style-asian="normal" style:font-weight-asian="normal" style:font-size-complex="7.34999990463257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Helvetica" fo:font-size="11pt" fo:language="en" fo:country="US" fo:font-style="normal" fo:text-shadow="none" style:text-underline-style="none" fo:font-weight="normal" style:text-underline-mode="continuous" style:text-overline-mode="continuous" style:text-line-through-mode="continuous" style:font-name-asian="Helvetica"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5.09999990463257pt" style:language-complex="en" style:country-complex="US"/>
    </style:style>
    <style:style style:name="ce6" style:family="table-cell" style:parent-style-name="Default">
      <style:text-properties style:font-name="Helvetica" fo:font-size="13pt" fo:language="en" fo:country="US" style:font-name-asian="Helvetica" style:font-size-asian="13pt" style:language-asian="en" style:country-asian="US" style:font-name-complex="Helvetica" style:font-size-complex="7.34999990463257pt" style:language-complex="en" style:country-complex="US"/>
    </style:style>
    <style:style style:name="ce7" style:family="table-cell" style:parent-style-name="Default">
      <style:text-properties fo:color="#000000" style:font-name="Helvetica" fo:font-size="11pt" fo:language="en" fo:country="US" style:font-name-asian="Helvetica" style:font-size-asian="11pt" style:language-asian="en" style:country-asian="US" style:font-name-complex="Helvetica" style:font-size-complex="6.25pt" style:language-complex="en" style:country-complex="US"/>
    </style:style>
    <style:style style:name="ce8" style:family="table-cell" style:parent-style-name="Default">
      <style:text-properties fo:color="#000000" style:font-name="Helvetica" fo:language="en" fo:country="US" style:font-name-asian="Helvetica" style:language-asian="en" style:country-asian="US" style:font-name-complex="Helvetica" style:font-size-complex="5.65000009536743pt" style:language-complex="en" style:country-complex="US"/>
    </style:style>
    <style:style style:name="ce9"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font-name-complex="Helvetica"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color="#000000" style:font-name="Helvetica" fo:font-size="11pt" style:font-name-asian="Helvetica" style:font-size-asian="11pt" style:font-name-complex="Helvetica" style:font-size-complex="6.30000019073486pt"/>
    </style:style>
    <style:style style:name="T2" style:family="text">
      <style:text-properties fo:color="#000000" style:font-name="Helvetica" style:font-name-asian="Helvetica" style:font-name-complex="Helvetica" style:font-size-complex="5.69999980926514pt"/>
    </style:style>
    <style:style style:name="T3" style:family="text">
      <style:text-properties fo:color="#000000" style:font-name="Helvetica" fo:font-size="10pt" style:font-name-asian="Helvetica" style:font-size-asian="10pt" style:font-name-complex="Helvetica" style:font-size-complex="5.69999980926514pt"/>
    </style:style>
    <style:style style:name="T4" style:family="text">
      <style:text-properties fo:color="#000000" style:font-name="Helvetica" fo:font-size="6.5pt" style:font-name-asian="Helvetica" style:font-size-asian="6.5pt" style:font-name-complex="Helvetica" style:font-size-complex="3.70000004768372pt"/>
    </style:style>
    <style:style style:name="T5" style:family="text">
      <style:text-properties fo:color="#000000" style:font-name="Helvetica" fo:font-size="6pt" style:font-name-asian="Helvetica" style:font-size-asian="6pt" style:font-name-complex="Helvetica" style:font-size-complex="3.40000009536743pt"/>
    </style:style>
    <style:style style:name="T6" style:family="text">
      <style:text-properties fo:color="#000000" style:font-name="Symbol" fo:font-size="10pt" style:font-name-asian="Symbol" style:font-size-asian="10pt" style:font-name-complex="Symbol" style:font-size-complex="5.69999980926514pt"/>
    </style:style>
  </office:automatic-styles>
  <office:body>
    <office:spreadsheet>
      <table:table table:name="Sheet1" table:style-name="ta1" table:print="false">
        <table:table-column table:style-name="co1" table:default-cell-style-name="Default"/>
        <table:table-column table:style-name="co2" table:default-cell-style-name="ce3"/>
        <table:table-row table:style-name="ro1">
          <table:table-cell table:style-name="ce1" office:value-type="string">
            <text:p>Hürthle cell</text:p>
          </table:table-cell>
          <table:table-cell table:style-name="ce6" office:value-type="string">
            <text:p>characterized as enlarged epithelial cells with abundant eosinophilic granular cytoplasm as a result of altered mitochondria.</text:p>
          </table:table-cell>
        </table:table-row>
        <table:table-row table:style-name="ro2">
          <table:table-cell table:style-name="ce2" office:value-type="string">
            <text:p>After a stressful life event, 30-year-old man has diarrhea and blood per rectum; intestinal biopsy shows transmural inflammation.</text:p>
          </table:table-cell>
          <table:table-cell table:style-name="ce7" office:value-type="string">
            <text:p><text:span text:style-name="T1">Crohn’s disease.</text:span></text:p>
          </table:table-cell>
        </table:table-row>
        <table:table-row table:style-name="ro2">
          <table:table-cell table:style-name="ce2" office:value-type="string">
            <text:p>Young man presents with mental deterioration and tremors. He has brown pigmentation in a ring around the periphery of his cornea and altered LFTs.</text:p>
          </table:table-cell>
          <table:table-cell table:style-name="ce7" office:value-type="string">
            <text:p><text:span text:style-name="T1">Penicillamine for Wilson’s disease.</text:span></text:p>
          </table:table-cell>
        </table:table-row>
        <table:table-row table:style-name="ro2">
          <table:table-cell table:style-name="ce2" office:value-type="string">
            <text:p>20-year-old man presents with idiopathic hyperbilirubinemia.</text:p>
          </table:table-cell>
          <table:table-cell table:style-name="ce7" office:value-type="string">
            <text:p>Gilbert’s syndrome.</text:p>
          </table:table-cell>
        </table:table-row>
        <table:table-row table:style-name="ro2">
          <table:table-cell table:style-name="ce2" office:value-type="string">
            <text:p>55-year-old man with chronic GERD presents with esophageal cancer.</text:p>
          </table:table-cell>
          <table:table-cell table:style-name="ce7" office:value-type="string">
            <text:p>Adenocarcinoma.</text:p>
          </table:table-cell>
        </table:table-row>
        <table:table-row table:style-name="ro2">
          <table:table-cell table:style-name="ce2" office:value-type="string">
            <text:p>Woman presents with alternating bouts of painful diarrhea and constipation. Colonoscopy is normal.</text:p>
          </table:table-cell>
          <table:table-cell table:style-name="ce7" office:value-type="string">
            <text:p>Irritable bowel syndrome.</text:p>
          </table:table-cell>
        </table:table-row>
        <table:table-row table:style-name="ro3">
          <table:table-cell table:style-name="ce3" office:value-type="string">
            <text:p>Sally Struthers Eats Indian Toddlers To Enlarge Peritoneum.</text:p>
          </table:table-cell>
          <table:table-cell table:style-name="Default" office:value-type="string">
            <text:p>skin, superficial fascia, external oblique, internal oblique, transversus obdominis, tranversalis fascia, extraperitoneal tissue, peritoneum. </text:p>
          </table:table-cell>
        </table:table-row>
        <table:table-row table:style-name="ro4">
          <table:table-cell table:style-name="ce4" office:value-type="string">
            <text:p>Retroperitoneal structures</text:p>
          </table:table-cell>
          <table:table-cell office:value-type="string">
            <text:p>1. Duodenum (2nd, 3rd, 4th parts)</text:p>
          </table:table-cell>
        </table:table-row>
        <table:table-row table:style-name="ro4">
          <table:table-cell/>
          <table:table-cell office:value-type="string">
            <text:p>2. Descending colon 3. Ascending colon 4. Kidney and ureters 5. Pancreas (except tail) 6. Aorta</text:p>
          </table:table-cell>
        </table:table-row>
        <table:table-row table:style-name="ro4">
          <table:table-cell/>
          <table:table-cell office:value-type="string">
            <text:p>7. IVC Adrenal glands and rectum (not</text:p>
          </table:table-cell>
        </table:table-row>
        <table:table-row table:style-name="ro4">
          <table:table-cell/>
          <table:table-cell office:value-type="string">
            <text:p>shown in diagram)</text:p>
          </table:table-cell>
        </table:table-row>
        <table:table-row table:style-name="ro3">
          <table:table-cell office:value-type="string">
            <text:p>falciform </text:p>
          </table:table-cell>
          <table:table-cell table:style-name="Default" office:value-type="string">
            <text:p>liver to anterior abdorminal wall, ligamentum teres, derivative of fetal umbilical vein </text:p>
          </table:table-cell>
        </table:table-row>
        <table:table-row table:style-name="ro3">
          <table:table-cell office:value-type="string">
            <text:p>hepatoduodenal </text:p>
          </table:table-cell>
          <table:table-cell table:style-name="Default" office:value-type="string">
            <text:p>liver to duodenum, contain portal triad, hepatic artery, portal vein, common bil duct. Contain greater and lesser sacs. May be compressed between thumb and index finger placed in omental foramen ( epiploic foramen of winslow) to control bleeding. </text:p>
          </table:table-cell>
        </table:table-row>
        <table:table-row table:style-name="ro3">
          <table:table-cell office:value-type="string">
            <text:p>gastrohepatic </text:p>
          </table:table-cell>
          <table:table-cell table:style-name="Default" office:value-type="string">
            <text:p>liver to lesser curvature of stomach. Contain gastric artery, saparates right greater and lesser sacs. Maybe cut during surgery to access lesser sac </text:p>
          </table:table-cell>
        </table:table-row>
        <table:table-row table:style-name="ro3">
          <table:table-cell office:value-type="string">
            <text:p>gastrocolic </text:p>
          </table:table-cell>
          <table:table-cell table:style-name="Default" office:value-type="string">
            <text:p>greater curvature and tranverse colon, contain gastroepiloic arteries, part of greater omentum </text:p>
          </table:table-cell>
        </table:table-row>
        <table:table-row table:style-name="ro3">
          <table:table-cell office:value-type="string">
            <text:p>gastrosplenic </text:p>
          </table:table-cell>
          <table:table-cell table:style-name="Default" office:value-type="string">
            <text:p>greater curvature and spleen, contain short gastrics, separates left greater and lesser sacs</text:p>
          </table:table-cell>
        </table:table-row>
        <table:table-row table:style-name="ro3">
          <table:table-cell office:value-type="string">
            <text:p>splenorenal </text:p>
          </table:table-cell>
          <table:table-cell table:style-name="Default" office:value-type="string">
            <text:p>spleen to posterior abdominal wall, contains splenic artery and vein</text:p>
          </table:table-cell>
        </table:table-row>
        <table:table-row table:style-name="ro4">
          <table:table-cell table:style-name="ce4" office:value-type="string">
            <text:p>Digestive tract anatomy</text:p>
          </table:table-cell>
          <table:table-cell office:value-type="string">
            <text:p>Layers of gut wall (inside to outside):</text:p>
          </table:table-cell>
        </table:table-row>
        <table:table-row table:style-name="ro4">
          <table:table-cell/>
          <table:table-cell office:value-type="string">
            <text:p>1. Mucosa––epithelium (absorption), lamina propria (support), muscularis mucosa (motility)</text:p>
          </table:table-cell>
        </table:table-row>
        <table:table-row table:style-name="ro4">
          <table:table-cell/>
          <table:table-cell office:value-type="string">
            <text:p>2. Submucosa––includes Submucosal nerve plexus (Meissner’s)</text:p>
          </table:table-cell>
        </table:table-row>
        <table:table-row table:style-name="ro4">
          <table:table-cell/>
          <table:table-cell office:value-type="string">
            <text:p>3. Muscularis externa–– includes Myenteric nerve plexus (Auerbach’s)</text:p>
          </table:table-cell>
        </table:table-row>
        <table:table-row table:style-name="ro4">
          <table:table-cell/>
          <table:table-cell office:value-type="string">
            <text:p>4. Serosa/adventitia</text:p>
          </table:table-cell>
        </table:table-row>
        <table:table-row table:style-name="ro4">
          <table:table-cell/>
          <table:table-cell office:value-type="string">
            <text:p>Frequencies of basal electric rhythm (slow waves):</text:p>
          </table:table-cell>
        </table:table-row>
        <table:table-row table:style-name="ro4">
          <table:table-cell/>
          <table:table-cell office:value-type="string">
            <text:p>Stomach––3 waves/min Duodenum––12 waves/min Ileum––8–9 waves/min</text:p>
          </table:table-cell>
        </table:table-row>
        <table:table-row table:style-name="ro3">
          <table:table-cell office:value-type="string">
            <text:p>esophagus </text:p>
          </table:table-cell>
          <table:table-cell table:style-name="Default" office:value-type="string">
            <text:p>nonkeratinized stratified squamous epithelium </text:p>
          </table:table-cell>
        </table:table-row>
        <table:table-row table:style-name="ro4">
          <table:table-cell office:value-type="string">
            <text:p>stomach</text:p>
          </table:table-cell>
          <table:table-cell table:style-name="Default" office:value-type="string">
            <text:p>gastric glands </text:p>
          </table:table-cell>
        </table:table-row>
        <table:table-row table:style-name="ro3">
          <table:table-cell office:value-type="string">
            <text:p>duodenum </text:p>
          </table:table-cell>
          <table:table-cell table:style-name="Default" office:value-type="string">
            <text:p>villi and microvilli, duodenum &gt; jejunum &gt; ileum. Brunner's glands ( submucosa) and crypts of leiberkuihn</text:p>
          </table:table-cell>
        </table:table-row>
        <table:table-row table:style-name="ro3">
          <table:table-cell office:value-type="string">
            <text:p>jejunum </text:p>
          </table:table-cell>
          <table:table-cell table:style-name="Default" office:value-type="string">
            <text:p>jejunum has largest of goblet cells in the small intestine. Plicae circulares and crypts of lieberkuhn</text:p>
          </table:table-cell>
        </table:table-row>
        <table:table-row table:style-name="ro3">
          <table:table-cell office:value-type="string">
            <text:p>ileum </text:p>
          </table:table-cell>
          <table:table-cell table:style-name="Default" office:value-type="string">
            <text:p>peyer's patches ( lamina propia, submucosa), plicae circulares ( proximal ileum), and crypts of lieberkuhn. </text:p>
          </table:table-cell>
        </table:table-row>
        <table:table-row table:style-name="ro4">
          <table:table-cell office:value-type="string">
            <text:p>colon </text:p>
          </table:table-cell>
          <table:table-cell table:style-name="Default" office:value-type="string">
            <text:p>colon has crypts but no villi </text:p>
          </table:table-cell>
        </table:table-row>
        <table:table-row table:style-name="ro5">
          <table:table-cell table:style-name="ce3" office:value-type="string">
            <text:p>Myenteric (Auerbach’s)</text:p>
          </table:table-cell>
          <table:table-cell table:style-name="ce8" office:value-type="string">
            <text:p><text:span text:style-name="T2">Coordinates Motility along entire gut wall. Contains cell bodies of some parasympathetic terminal effector neurons. Located between inner (circular) and outer (longitudinal) layers of smooth muscle in</text:span></text:p>
            <text:p><text:span text:style-name="T2">GI tract wall. Auerbach's is on the autoside. </text:span></text:p>
          </table:table-cell>
        </table:table-row>
        <table:table-row table:style-name="ro4">
          <table:table-cell table:style-name="ce3" office:value-type="string">
            <text:p>Submucosal (Meissner’s)</text:p>
          </table:table-cell>
          <table:table-cell office:value-type="string">
            <text:p>Regulates local Secretions, blood flow, and absorption. Contains cell bodies of some parasympathetic terminal effector neurons. Located between mucosa and inner layer of smooth muscle in GI tract wall.</text:p>
          </table:table-cell>
        </table:table-row>
        <table:table-row table:style-name="ro4">
          <table:table-cell table:style-name="ce4" office:value-type="string">
            <text:p>Esophageal anatomy</text:p>
          </table:table-cell>
          <table:table-cell table:style-name="ce9" office:value-type="string">
            <text:p><text:span text:style-name="T3">Upper </text:span><text:span text:style-name="T4">1</text:span><text:span text:style-name="T3">⁄</text:span><text:span text:style-name="T4">3 </text:span><text:span text:style-name="T3">Middle </text:span><text:span text:style-name="T4">1</text:span><text:span text:style-name="T3">⁄</text:span><text:span text:style-name="T4">3 </text:span><text:span text:style-name="T3">Lower </text:span><text:span text:style-name="T4">1</text:span><text:span text:style-name="T3">⁄</text:span><text:span text:style-name="T4">3, Striated muscle. Striated and smooth muscle. Smooth muscle.</text:span></text:p>
          </table:table-cell>
        </table:table-row>
        <table:table-row table:style-name="ro4">
          <table:table-cell office:value-type="string">
            <text:p>T12</text:p>
          </table:table-cell>
          <table:table-cell table:style-name="Default" office:value-type="string">
            <text:p>celia trunk </text:p>
          </table:table-cell>
        </table:table-row>
        <table:table-row table:style-name="ro4">
          <table:table-cell office:value-type="string">
            <text:p>L1</text:p>
          </table:table-cell>
          <table:table-cell table:style-name="Default" office:value-type="string">
            <text:p>superior mesenteric artery and left renal artery </text:p>
          </table:table-cell>
        </table:table-row>
        <table:table-row table:style-name="ro4">
          <table:table-cell office:value-type="string">
            <text:p>L2 </text:p>
          </table:table-cell>
          <table:table-cell table:style-name="Default" office:value-type="string">
            <text:p>testicular or ovarian arteries </text:p>
          </table:table-cell>
        </table:table-row>
        <table:table-row table:style-name="ro4">
          <table:table-cell office:value-type="string">
            <text:p>L3</text:p>
          </table:table-cell>
          <table:table-cell table:style-name="Default" office:value-type="string">
            <text:p>inferior mesenteric artery </text:p>
          </table:table-cell>
        </table:table-row>
        <table:table-row table:style-name="ro4">
          <table:table-cell office:value-type="string">
            <text:p>L4 </text:p>
          </table:table-cell>
          <table:table-cell table:style-name="Default" office:value-type="string">
            <text:p>bifurcation of abdominal aorta </text:p>
          </table:table-cell>
        </table:table-row>
        <table:table-row table:style-name="ro6">
          <table:table-cell office:value-type="string">
            <text:p>foregut </text:p>
          </table:table-cell>
          <table:table-cell table:style-name="Default" office:value-type="string">
            <text:p>celiac, vagus, T12/L1, <text:span text:style-name="T3">Stomach to proximal duodenum; liver, gallbladder, pancreas</text:span></text:p>
          </table:table-cell>
        </table:table-row>
        <table:table-row table:style-name="ro6">
          <table:table-cell office:value-type="string">
            <text:p>midgut </text:p>
          </table:table-cell>
          <table:table-cell table:style-name="Default" office:value-type="string">
            <text:p>sma, vagus, L1, <text:span text:style-name="T3">Distal duodenum to proximal </text:span><text:span text:style-name="T5">2</text:span><text:span text:style-name="T3">/</text:span><text:span text:style-name="T5">3 </text:span><text:span text:style-name="T3">of transverse colon</text:span></text:p>
          </table:table-cell>
        </table:table-row>
        <table:table-row table:style-name="ro6">
          <table:table-cell office:value-type="string">
            <text:p>hindgut </text:p>
          </table:table-cell>
          <table:table-cell table:style-name="Default" office:value-type="string">
            <text:p>IMA, pelvic, L3, <text:span text:style-name="T3">Distal </text:span><text:span text:style-name="T5">1</text:span><text:span text:style-name="T3">/</text:span><text:span text:style-name="T5">3 </text:span><text:span text:style-name="T3">of transverse colon to upper portion of rectum; splenic flexure is a watershed region</text:span></text:p>
          </table:table-cell>
        </table:table-row>
        <table:table-row table:style-name="ro4">
          <table:table-cell table:style-name="ce5" office:value-type="string">
            <text:p>Celiac trunk</text:p>
          </table:table-cell>
          <table:table-cell office:value-type="string">
            <text:p>Branches of celiac trunk: common hepatic, splenic, left gastric. These comprise the main blood supply of the stomach.</text:p>
          </table:table-cell>
        </table:table-row>
        <table:table-row table:style-name="ro4">
          <table:table-cell/>
          <table:table-cell office:value-type="string">
            <text:p>Short gastrics have poor anastomoses if splenic artery is blocked.</text:p>
          </table:table-cell>
        </table:table-row>
        <table:table-row table:style-name="ro4">
          <table:table-cell/>
          <table:table-cell office:value-type="string">
            <text:p>Strong anastomoses exist between:</text:p>
          </table:table-cell>
        </table:table-row>
        <table:table-row table:style-name="ro4">
          <table:table-cell/>
          <table:table-cell office:value-type="string">
            <text:p>––Left and right gastroepiploics</text:p>
          </table:table-cell>
        </table:table-row>
        <table:table-row table:style-name="ro4">
          <table:table-cell/>
          <table:table-cell office:value-type="string">
            <text:p>––Left and right gastrics</text:p>
          </table:table-cell>
        </table:table-row>
        <table:table-row table:style-name="ro3">
          <table:table-cell table:style-name="ce4" office:value-type="string">
            <text:p>Collateral circulation</text:p>
          </table:table-cell>
          <table:table-cell table:style-name="ce10" office:value-type="string">
            <text:p><text:span text:style-name="T3">If the abdominal aorta is blocked, these arterial anastomoses (with origin) compensate: 1. Internal thoracic/mammary (subclavian) </text:span><text:span text:style-name="T6">↔ </text:span><text:span text:style-name="T3">superior epigastric (internal thoracic)</text:span></text:p>
          </table:table-cell>
        </table:table-row>
        <table:table-row table:style-name="ro3">
          <table:table-cell/>
          <table:table-cell table:style-name="ce10" office:value-type="string">
            <text:p><text:span text:style-name="T6">↔ </text:span><text:span text:style-name="T3">inferior epigastric (external iliac) 2. Superior pancreaticoduodenal (celiac trunk) </text:span><text:span text:style-name="T6">↔ </text:span><text:span text:style-name="T3">inferior pancreaticoduodenal</text:span></text:p>
          </table:table-cell>
        </table:table-row>
        <table:table-row table:style-name="ro3">
          <table:table-cell/>
          <table:table-cell table:style-name="ce10" office:value-type="string">
            <text:p><text:span text:style-name="T3">(SMA) 3. Middle colic (SMA) </text:span><text:span text:style-name="T6">↔ </text:span><text:span text:style-name="T3">left colic (IMA) 4. Superior rectal (IMA) </text:span><text:span text:style-name="T6">↔ </text:span><text:span text:style-name="T3">middle rectal (internal iliac)</text:span></text:p>
          </table:table-cell>
        </table:table-row>
        <table:table-row table:style-name="ro3">
          <table:table-cell table:style-name="ce4" office:value-type="string">
            <text:p>Portosystemic anastomoses</text:p>
          </table:table-cell>
          <table:table-cell table:style-name="ce10" office:value-type="string">
            <text:p><text:span text:style-name="T3">Left gastric </text:span><text:span text:style-name="T6">↔ </text:span><text:span text:style-name="T3">esophageal Paraumbilical </text:span><text:span text:style-name="T6">↔ </text:span><text:span text:style-name="T3">superficial</text:span></text:p>
          </table:table-cell>
        </table:table-row>
        <table:table-row table:style-name="ro3">
          <table:table-cell/>
          <table:table-cell table:style-name="ce10" office:value-type="string">
            <text:p><text:span text:style-name="T3">and inferior epigastric Superior rectal </text:span><text:span text:style-name="T6">↔ </text:span><text:span text:style-name="T3">middle</text:span></text:p>
          </table:table-cell>
        </table:table-row>
        <table:table-row table:style-name="ro4">
          <table:table-cell/>
          <table:table-cell office:value-type="string">
            <text:p>and inferior rectal</text:p>
          </table:table-cell>
        </table:table-row>
        <table:table-row table:style-name="ro3">
          <table:table-cell office:value-type="string">
            <text:p>pectinate line </text:p>
          </table:table-cell>
          <table:table-cell table:style-name="Default" office:value-type="string">
            <text:p>formed where hinggut meets ectoderm </text:p>
          </table:table-cell>
        </table:table-row>
        <table:table-row table:style-name="ro3">
          <table:table-cell office:value-type="string">
            <text:p>above pectinate line </text:p>
          </table:table-cell>
          <table:table-cell table:style-name="Default" office:value-type="string">
            <text:p>internal hemorrhoids, adenocarcinoma. Aetrial supply= superior rectal A ( IMA ) </text:p>
          </table:table-cell>
        </table:table-row>
        <table:table-row table:style-name="ro4">
          <table:table-cell/>
          <table:table-cell table:style-name="Default" office:value-type="string">
            <text:p>Venous = superior rectal vein to inferior mesenteric vein to portal system </text:p>
          </table:table-cell>
        </table:table-row>
        <table:table-row table:style-name="ro3">
          <table:table-cell/>
          <table:table-cell table:style-name="Default" office:value-type="string">
            <text:p>internal hemorrhoids receive visceral innervation and not paiful, a sign of portal hypertension </text:p>
          </table:table-cell>
        </table:table-row>
        <table:table-row table:style-name="ro3">
          <table:table-cell office:value-type="string">
            <text:p>below pectinate line </text:p>
          </table:table-cell>
          <table:table-cell table:style-name="Default" office:value-type="string">
            <text:p>external hemorrhoids, squamous cell carcinoma, Arterial supply= inferior rectal A ( branch of pudental artery) </text:p>
          </table:table-cell>
        </table:table-row>
        <table:table-row table:style-name="ro4">
          <table:table-cell/>
          <table:table-cell table:style-name="Default" office:value-type="string">
            <text:p>venous = inferior rectal vein to internal pudendal vein to internal iliac vein to IVC. </text:p>
          </table:table-cell>
        </table:table-row>
        <table:table-row table:style-name="ro3">
          <table:table-cell/>
          <table:table-cell table:style-name="Default" office:value-type="string">
            <text:p>external hemorrhoids receive somatic innervation and are paiful. Innervated by inferior rectal nerve ( branch of pudental nerve) </text:p>
          </table:table-cell>
        </table:table-row>
        <table:table-row table:style-name="ro4">
          <table:table-cell table:style-name="ce4" office:value-type="string">
            <text:p>Liver anatomy</text:p>
          </table:table-cell>
          <table:table-cell office:value-type="string">
            <text:p>Apical surface of hepatocytes faces bile canaliculi.</text:p>
          </table:table-cell>
        </table:table-row>
        <table:table-row table:style-name="ro4">
          <table:table-cell/>
          <table:table-cell office:value-type="string">
            <text:p>Basolateral surface faces sinusoids.</text:p>
          </table:table-cell>
        </table:table-row>
        <table:table-row table:style-name="ro4">
          <table:table-cell/>
          <table:table-cell office:value-type="string">
            <text:p>Zone I: periportal zone: ––Affected 1st by viral hepatitis</text:p>
          </table:table-cell>
        </table:table-row>
        <table:table-row table:style-name="ro4">
          <table:table-cell/>
          <table:table-cell office:value-type="string">
            <text:p>Zone II: intermediate zone. Zone III: pericentral vein</text:p>
          </table:table-cell>
        </table:table-row>
        <table:table-row table:style-name="ro4">
          <table:table-cell/>
          <table:table-cell office:value-type="string">
            <text:p>(centrilobular) zone: ––Contains P-450 system ––Affected 1st by ischemia ––Most sensitive to toxic injury ––Alcoholic hepatitis</text:p>
          </table:table-cell>
        </table:table-row>
        <table:table-row table:style-name="ro4">
          <table:table-cell table:style-name="ce4" office:value-type="string">
            <text:p>Sinusoids of liver</text:p>
          </table:table-cell>
          <table:table-cell office:value-type="string">
            <text:p>Irregular “capillaries” with fenestrated endothelium (pores 100–200 nm in diameter). No basement membrane. Allow macromolecules of plasma full access to basal surface of hepatocytes through perisinusoidal space (space of Disse).</text:p>
          </table:table-cell>
        </table:table-row>
        <table:table-row table:style-name="ro4">
          <table:table-cell office:value-type="string">
            <text:p>femoral region </text:p>
          </table:table-cell>
          <table:table-cell office:value-type="string">
            <text:p>Lateral to medial: Nerve-Artery-Vein-Empty space- Lymphatics.</text:p>
          </table:table-cell>
        </table:table-row>
        <table:table-row table:style-name="ro3">
          <table:table-cell office:value-type="string">
            <text:p>femorla triangle </text:p>
          </table:table-cell>
          <table:table-cell office:value-type="string">
            <text:p>Contains femoral vein, artery, nerve.</text:p>
          </table:table-cell>
        </table:table-row>
        <table:table-row table:style-name="ro4">
          <table:table-cell office:value-type="string">
            <text:p>femoral sheath</text:p>
          </table:table-cell>
          <table:table-cell office:value-type="string">
            <text:p>Fascial tube 3–4 cm below inguinal ligament. Contains femoral vein, artery, and canal (deep</text:p>
          </table:table-cell>
        </table:table-row>
        <table:table-row table:style-name="ro4">
          <table:table-cell/>
          <table:table-cell office:value-type="string">
            <text:p>inguinal lymph nodes) but not femoral nerve.</text:p>
          </table:table-cell>
        </table:table-row>
        <table:table-row table:style-name="ro3">
          <table:table-cell office:value-type="string">
            <text:p>inguinal canal</text:p>
          </table:table-cell>
          <table:table-cell table:style-name="Default" office:value-type="string">
            <text:p>parietal peritoneum, transversalis fascia, transversus abdominus, internal oblique, external oblique. </text:p>
          </table:table-cell>
        </table:table-row>
        <table:table-row table:style-name="ro3">
          <table:table-cell/>
          <table:table-cell table:style-name="Default" office:value-type="string">
            <text:p>External ( superficial) inguinal ring, spermatic cord, external spermatic fascia, cremasteric muscle and fascia, internal spermatic fascia </text:p>
          </table:table-cell>
        </table:table-row>
        <table:table-row table:style-name="ro4">
          <table:table-cell table:style-name="ce3" office:value-type="string">
            <text:p>Diaphragmatic hernia</text:p>
          </table:table-cell>
          <table:table-cell office:value-type="string">
            <text:p>Abdominal structures enter the thorax; may occur in infants as a result of defective development of pleuroperitoneal membrane. Most commonly a hiatal hernia, in which stomach herniates upward through the esophageal hiatus of the diaphragm.</text:p>
          </table:table-cell>
        </table:table-row>
        <table:table-row table:style-name="ro4">
          <table:table-cell table:style-name="ce3" office:value-type="string">
            <text:p>Hiatal hernias</text:p>
          </table:table-cell>
          <table:table-cell office:value-type="string">
            <text:p>sliding (most common): GE junction is displaced</text:p>
          </table:table-cell>
        </table:table-row>
        <table:table-row table:style-name="ro4">
          <table:table-cell table:style-name="ce3" office:value-type="string">
            <text:p>Paraesophageal:</text:p>
          </table:table-cell>
          <table:table-cell office:value-type="string">
            <text:p>GE junction is normal. Cardia moves into the thorax.</text:p>
          </table:table-cell>
        </table:table-row>
        <table:table-row table:style-name="ro4">
          <table:table-cell table:style-name="ce3" office:value-type="string">
            <text:p>Indirect inguinal hernia</text:p>
          </table:table-cell>
          <table:table-cell office:value-type="string">
            <text:p>Goes through the INternal (deep) inguinal ring, external (superficial) inguinal ring, and INto the scrotum. Enters internal inguinal ring lateral to inferior epigastric artery. Occur in INfants owing to failure of processus vaginalis to close. Much more common in males.</text:p>
          </table:table-cell>
        </table:table-row>
        <table:table-row table:style-name="ro4">
          <table:table-cell/>
          <table:table-cell office:value-type="string">
            <text:p>Follows the path of the descent of the testes. Covered by all 3 layers of spermatic fascia.</text:p>
          </table:table-cell>
        </table:table-row>
        <table:table-row table:style-name="ro4">
          <table:table-cell table:style-name="ce3" office:value-type="string">
            <text:p>Direct inguinal hernia</text:p>
          </table:table-cell>
          <table:table-cell office:value-type="string">
            <text:p>Protrudes through the inguinal (Hesselbach’s) triangle. Bulges directly through abdominal wall medial to inferior epigastric artery. Goes through the external (superficial) inguinal ring only. Covered by transversalis fascia. Usually in older men.</text:p>
          </table:table-cell>
        </table:table-row>
        <table:table-row table:style-name="ro4">
          <table:table-cell/>
          <table:table-cell office:value-type="string">
            <text:p>MDs don’t LIe: Medial to inferior epigastric</text:p>
          </table:table-cell>
        </table:table-row>
        <table:table-row table:style-name="ro3">
          <table:table-cell/>
          <table:table-cell table:style-name="ce10" office:value-type="string">
            <text:p><text:span text:style-name="T3">artery </text:span><text:span text:style-name="T6">= </text:span><text:span text:style-name="T3">Direct hernia. Lateral to inferior epigastric artery </text:span><text:span text:style-name="T6">= </text:span><text:span text:style-name="T3">Indirect hernia.</text:span></text:p>
          </table:table-cell>
        </table:table-row>
        <table:table-row table:style-name="ro4">
          <table:table-cell table:style-name="ce3" office:value-type="string">
            <text:p>Femoral hernia</text:p>
          </table:table-cell>
          <table:table-cell office:value-type="string">
            <text:p>Protrudes below inguinal ligament through femoral canal below and lateral to pubic tubercle. More common in women.</text:p>
          </table:table-cell>
        </table:table-row>
        <table:table-row table:style-name="ro4">
          <table:table-cell/>
          <table:table-cell office:value-type="string">
            <text:p>Leading cause of bowel incarceration.</text:p>
          </table:table-cell>
        </table:table-row>
        <table:table-row table:style-name="ro4">
          <table:table-cell table:style-name="ce3" office:value-type="string">
            <text:p>Hesselbach’s triangle:</text:p>
          </table:table-cell>
          <table:table-cell office:value-type="string">
            <text:p>Inferior epigastric artery Lateral border of rectus</text:p>
          </table:table-cell>
        </table:table-row>
        <table:table-row table:style-name="ro4">
          <table:table-cell/>
          <table:table-cell office:value-type="string">
            <text:p>abdominis Inguinal ligament</text:p>
          </table:table-cell>
        </table:table-row>
      </table:table>
      <table:table table:name="Sheet2" table:style-name="ta1" table:print="false">
        <table:table-column table:style-name="co3" table:default-cell-style-name="Default"/>
        <table:table-row table:style-name="ro4">
          <table:table-cell/>
        </table:table-row>
      </table:table>
      <table:table table:name="Sheet3" table:style-name="ta1" table:print="false">
        <table:table-column table:style-name="co3"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ce style:name="F" svg:font-family=""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20">07/20/2010</text:date>, <text:time>22:06: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7-20T10:47:23</meta:creation-date>
    <dc:date>2010-07-20T22:06:07</dc:date>
    <dc:creator>nicole  tang</dc:creator>
    <meta:editing-duration>PT11H03M34S</meta:editing-duration>
    <meta:editing-cycles>4</meta:editing-cycles>
    <meta:generator>OpenOffice.org/3.2$Unix OpenOffice.org_project/320m18$Build-9502</meta:generator>
    <meta:document-statistic meta:table-count="3" meta:cell-count="134" meta:object-count="0"/>
  </office:meta>
</office:document-meta>
</file>